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/>
    <style:font-face style:name="FreeMono" svg:font-family="FreeMono" style:font-family-generic="modern" style:font-pitch="fixed"/>
    <style:font-face style:name="JetBrains Mono" svg:font-family="'JetBrains Mono'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FreeMono1" svg:font-family="FreeMono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42cm" fo:min-width="0.192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603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0.4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0.4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0.49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0.8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FreeMono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FreeMono" fo:font-size="14pt" style:font-size-asian="14pt" style:font-size-complex="14pt"/>
    </style:style>
    <style:style style:name="P5" style:family="paragraph">
      <style:paragraph-properties style:text-autospace="none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text-autospace="none" style:writing-mode="lr-tb"/>
      <style:text-properties fo:color="#000000" style:font-name="FreeMono" fo:font-size="10pt" fo:font-style="normal" fo:font-weight="bold" style:font-name-asian="JetBrains Mono1" style:font-size-asian="10pt" style:font-style-asian="normal" style:font-weight-asian="bold" style:font-name-complex="JetBrains Mono1" style:font-size-complex="10pt" style:font-style-complex="normal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FreeMono"/>
    </style:style>
    <style:style style:name="T2" style:family="text">
      <style:text-properties style:text-position="sub 58%" style:font-name="FreeMono"/>
    </style:style>
    <style:style style:name="T3" style:family="text">
      <style:text-properties style:font-name="FreeMono" fo:font-size="14pt" style:font-size-asian="14pt" style:font-size-complex="14pt"/>
    </style:style>
    <style:style style:name="T4" style:family="text">
      <style:text-properties style:text-position="sub 58%" style:font-name="FreeMono" fo:font-size="14pt" style:font-size-asian="14pt" style:font-size-complex="14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FreeMono" fo:font-size="10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016cm" svg:height="1.016cm" svg:x="11.256cm" svg:y="6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103cm" svg:height="1.098cm" svg:x="11.196cm" svg:y="6.858cm">
            <draw:text-box>
              <text:p><text:span text:style-name="T1">c</text:span><text:span text:style-name="T2">l</text:span></text:p>
            </draw:text-box>
          </draw:frame>
          <draw:custom-shape draw:style-name="gr1" draw:text-style-name="P1" draw:layer="layout" svg:width="1.016cm" svg:height="1.016cm" svg:x="11.257cm" svg:y="8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103cm" svg:height="1.098cm" svg:x="11.197cm" svg:y="8.658cm">
            <draw:text-box>
              <text:p><text:span text:style-name="T1">c</text:span><text:span text:style-name="T2">i</text:span></text:p>
            </draw:text-box>
          </draw:frame>
          <draw:line draw:style-name="gr3" draw:text-style-name="P3" draw:layer="layout" svg:x1="11.764cm" svg:y1="7.956cm" svg:x2="11.764cm" svg:y2="8.718cm">
            <text:p/>
          </draw:line>
          <draw:custom-shape draw:style-name="gr1" draw:text-style-name="P1" draw:layer="layout" svg:width="1.016cm" svg:height="1.016cm" svg:x="13.074cm" svg:y="8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103cm" svg:height="1.098cm" svg:x="13.014cm" svg:y="8.674cm">
            <draw:text-box>
              <text:p><text:span text:style-name="T1">c</text:span><text:span text:style-name="T2">k</text:span></text:p>
            </draw:text-box>
          </draw:frame>
          <draw:custom-shape draw:style-name="gr1" draw:text-style-name="P1" draw:layer="layout" svg:width="1.016cm" svg:height="1.016cm" svg:x="9.458cm" svg:y="8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103cm" svg:height="1.098cm" svg:x="9.398cm" svg:y="8.658cm">
            <draw:text-box>
              <text:p><text:span text:style-name="T1">c</text:span><text:span text:style-name="T2">j</text:span></text:p>
            </draw:text-box>
          </draw:frame>
          <draw:line draw:style-name="gr3" draw:text-style-name="P3" draw:layer="layout" svg:x1="13.055cm" svg:y1="9.232cm" svg:x2="12.293cm" svg:y2="9.232cm">
            <text:p/>
          </draw:line>
          <draw:line draw:style-name="gr3" draw:text-style-name="P3" draw:layer="layout" svg:x1="11.255cm" svg:y1="9.232cm" svg:x2="10.493cm" svg:y2="9.232cm">
            <text:p/>
          </draw:line>
        </draw:g>
        <draw:g>
          <draw:g>
            <draw:custom-shape draw:style-name="gr1" draw:text-style-name="P1" draw:layer="layout" svg:width="1.016cm" svg:height="1.016cm" svg:x="13.97cm" svg:y="4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4" draw:layer="layout" svg:width="0.989cm" svg:height="0.912cm" svg:x="13.997cm" svg:y="4.855cm">
              <draw:text-box>
                <text:p><text:span text:style-name="T3">c</text:span><text:span text:style-name="T4">l</text:span></text:p>
              </draw:text-box>
            </draw:frame>
            <draw:custom-shape draw:style-name="gr1" draw:text-style-name="P1" draw:layer="layout" svg:width="1.016cm" svg:height="1.016cm" svg:x="10.364cm" svg:y="4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4" draw:layer="layout" svg:width="0.972cm" svg:height="0.912cm" svg:x="10.382cm" svg:y="4.852cm">
              <draw:text-box>
                <text:p><text:span text:style-name="T3">c</text:span><text:span text:style-name="T4">j</text:span></text:p>
              </draw:text-box>
            </draw:frame>
            <draw:custom-shape draw:style-name="gr1" draw:text-style-name="P1" draw:layer="layout" svg:width="1.016cm" svg:height="1.016cm" svg:x="12.181cm" svg:y="4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4" draw:layer="layout" svg:width="0.996cm" svg:height="0.912cm" svg:x="12.234cm" svg:y="4.868cm">
              <draw:text-box>
                <text:p><text:span text:style-name="T3">c</text:span><text:span text:style-name="T4">k</text:span></text:p>
              </draw:text-box>
            </draw:frame>
            <draw:custom-shape draw:style-name="gr1" draw:text-style-name="P1" draw:layer="layout" svg:width="1.016cm" svg:height="1.016cm" svg:x="8.565cm" svg:y="4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4" draw:layer="layout" svg:width="1.319cm" svg:height="0.912cm" svg:x="8.631cm" svg:y="4.843cm">
              <draw:text-box>
                <text:p><text:span text:style-name="T3">c</text:span><text:span text:style-name="T4">i</text:span></text:p>
              </draw:text-box>
            </draw:frame>
            <draw:line draw:style-name="gr3" draw:text-style-name="P3" draw:layer="layout" svg:x1="12.162cm" svg:y1="5.326cm" svg:x2="11.4cm" svg:y2="5.326cm">
              <text:p/>
            </draw:line>
            <draw:line draw:style-name="gr3" draw:text-style-name="P3" draw:layer="layout" svg:x1="10.362cm" svg:y1="5.326cm" svg:x2="9.6cm" svg:y2="5.326cm">
              <text:p/>
            </draw:line>
            <draw:line draw:style-name="gr3" draw:text-style-name="P3" draw:layer="layout" svg:x1="13.962cm" svg:y1="5.326cm" svg:x2="13.2cm" svg:y2="5.326cm">
              <text:p/>
            </draw:line>
          </draw:g>
          <draw:frame draw:style-name="gr8" draw:text-style-name="P6" draw:layer="layout" svg:width="3.81cm" svg:height="0.953cm" svg:x="7.188cm" svg:y="3.97cm">
            <draw:text-box>
              <text:p text:style-name="P5"><text:span text:style-name="T5">Dihedral</text:span><text:span text:style-name="T6"> angle:</text:span></text:p>
            </draw:text-box>
          </draw:frame>
        </draw:g>
        <draw:frame draw:style-name="gr8" draw:text-style-name="P6" draw:layer="layout" svg:width="3.81cm" svg:height="0.953cm" svg:x="7.212cm" svg:y="6.37cm">
          <draw:text-box>
            <text:p text:style-name="P5"><text:span text:style-name="T5">Improper</text:span><text:span text:style-name="T6"> angle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/>
    <style:font-face style:name="FreeMono" svg:font-family="FreeMono" style:font-family-generic="modern" style:font-pitch="fixed"/>
    <style:font-face style:name="JetBrains Mono" svg:font-family="'JetBrains Mono'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FreeMono1" svg:font-family="FreeMono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6:49:06.981682599</meta:creation-date>
    <dc:date>2020-07-30T18:35:08.967934287</dc:date>
    <meta:editing-duration>PT1H12M1S</meta:editing-duration>
    <meta:editing-cycles>4</meta:editing-cycles>
    <meta:generator>LibreOffice/6.4.4.2$Linux_X86_64 LibreOffice_project/40$Build-2</meta:generator>
    <meta:document-statistic meta:object-count="50"/>
  </office:meta>
</office:document-meta>
</file>